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use-window-font-color="true"/>
    </style:style>
    <style:style style:name="P2" style:family="paragraph" style:parent-style-name="Standard">
      <style:paragraph-properties fo:text-align="center" style:justify-single-word="false"/>
      <style:text-properties style:use-window-font-color="true" style:font-name="Arial" fo:font-size="18pt" fo:font-weight="bold" style:font-size-asian="18pt" style:font-weight-asian="bold" style:font-name-complex="Arial1" style:font-size-complex="18pt"/>
    </style:style>
    <style:style style:name="P3" style:family="paragraph" style:parent-style-name="Standard">
      <style:text-properties style:use-window-font-color="true" style:font-name="Arial" style:font-name-complex="Arial1"/>
    </style:style>
    <style:style style:name="P4" style:family="paragraph" style:parent-style-name="Standard">
      <style:paragraph-properties fo:text-align="justify" style:justify-single-word="false"/>
      <style:text-properties style:use-window-font-color="true" style:font-name="Arial" style:font-name-complex="Arial1" style:font-weight-complex="bold"/>
    </style:style>
    <style:style style:name="P5" style:family="paragraph" style:parent-style-name="Standard">
      <style:paragraph-properties fo:text-align="justify" style:justify-single-word="false"/>
      <style:text-properties style:use-window-font-color="true" style:font-name="Arial" style:font-name-complex="Arial1"/>
    </style:style>
    <style:style style:name="P6" style:family="paragraph" style:parent-style-name="Standard">
      <style:text-properties style:use-window-font-color="true" style:font-name="Arial" fo:font-weight="bold" style:font-weight-asian="bold" style:font-name-complex="Arial1"/>
    </style:style>
    <style:style style:name="P7" style:family="paragraph" style:parent-style-name="Standard">
      <style:paragraph-properties fo:text-align="center" style:justify-single-word="false"/>
      <style:text-properties style:use-window-font-color="true"/>
    </style:style>
    <style:style style:name="P8" style:family="paragraph" style:parent-style-name="Standard">
      <style:paragraph-properties fo:text-align="justify" style:justify-single-word="false"/>
      <style:text-properties style:use-window-font-color="true"/>
    </style:style>
    <style:style style:name="P9" style:family="paragraph" style:parent-style-name="Standard">
      <style:paragraph-properties fo:text-align="justify" style:justify-single-word="false"/>
      <style:text-properties style:use-window-font-color="true" style:font-name="Times New Roman" fo:font-size="12pt" fo:font-weight="bold" style:font-size-asian="12pt" style:font-weight-asian="bold" style:font-name-complex="Times New Roman1" style:font-size-complex="12pt" style:font-weight-complex="bold"/>
    </style:style>
    <style:style style:name="P10" style:family="paragraph" style:parent-style-name="Standard">
      <style:paragraph-properties fo:line-height="100%"/>
      <style:text-properties style:use-window-font-color="true"/>
    </style:style>
    <style:style style:name="P11" style:family="paragraph" style:parent-style-name="Standard">
      <style:paragraph-properties fo:line-height="150%"/>
      <style:text-properties style:use-window-font-color="true"/>
    </style:style>
    <style:style style:name="P12" style:family="paragraph" style:parent-style-name="Standard">
      <style:paragraph-properties fo:line-height="100%"/>
      <style:text-properties style:use-window-font-color="true" fo:font-style="normal" style:font-style-asian="normal" style:font-style-complex="normal"/>
    </style:style>
    <style:style style:name="P13" style:family="paragraph" style:parent-style-name="Standard">
      <style:paragraph-properties fo:break-before="page"/>
      <style:text-properties style:use-window-font-color="true"/>
    </style:style>
    <style:style style:name="P14" style:family="paragraph" style:parent-style-name="Standard">
      <style:paragraph-properties fo:text-align="justify" style:justify-single-word="false" fo:break-before="page"/>
      <style:text-properties style:use-window-font-color="true"/>
    </style:style>
    <style:style style:name="P15" style:family="paragraph" style:parent-style-name="Standard">
      <style:paragraph-properties fo:margin-top="0cm" fo:margin-bottom="0cm" fo:text-align="justify" style:justify-single-word="false"/>
      <style:text-properties style:use-window-font-color="true"/>
    </style:style>
    <style:style style:name="P16" style:family="paragraph" style:parent-style-name="Standard">
      <style:paragraph-properties fo:margin-top="0cm" fo:margin-bottom="0cm" fo:text-align="justify" style:justify-single-word="false"/>
      <style:text-properties style:use-window-font-color="true" style:font-name="Times New Roman" style:font-name-complex="Times New Roman1"/>
    </style:style>
    <style:style style:name="P17" style:family="paragraph" style:parent-style-name="Standard">
      <style:paragraph-properties fo:margin-top="0cm" fo:margin-bottom="0cm" fo:text-align="justify" style:justify-single-word="false"/>
      <style:text-properties style:use-window-font-color="true" style:font-name="Arial" style:font-name-complex="Arial1"/>
    </style:style>
    <style:style style:name="P18" style:family="paragraph" style:parent-style-name="Standard">
      <style:paragraph-properties fo:margin-left="4.995cm" fo:margin-right="0cm" fo:text-align="justify" style:justify-single-word="false" fo:text-indent="-2.498cm" style:auto-text-indent="false"/>
      <style:text-properties style:use-window-font-color="true"/>
    </style:style>
    <style:style style:name="P19" style:family="paragraph" style:parent-style-name="Standard">
      <style:paragraph-properties fo:margin-left="2.498cm" fo:margin-right="0cm" fo:text-indent="-2.487cm" style:auto-text-indent="false"/>
      <style:text-properties style:use-window-font-color="true"/>
    </style:style>
    <style:style style:name="P20" style:family="paragraph" style:parent-style-name="Standard">
      <style:paragraph-properties fo:margin-left="2.498cm" fo:margin-right="0cm" fo:text-align="start" style:justify-single-word="false" fo:text-indent="-2.487cm" style:auto-text-indent="false"/>
      <style:text-properties style:use-window-font-color="true"/>
    </style:style>
    <style:style style:name="P21" style:family="paragraph" style:parent-style-name="Standard" style:master-page-name="First_20_Page">
      <style:paragraph-properties fo:text-align="center" style:justify-single-word="false" style:page-number="auto"/>
      <style:text-properties style:use-window-font-color="true" style:font-name="Arial" fo:font-size="18pt" fo:font-weight="bold" style:font-size-asian="18pt" style:font-weight-asian="bold" style:font-name-complex="Arial1" style:font-size-complex="18pt"/>
    </style:style>
    <style:style style:name="P22" style:family="paragraph" style:parent-style-name="Header">
      <style:paragraph-properties fo:text-align="center" style:justify-single-word="false"/>
    </style:style>
    <style:style style:name="T1" style:family="text">
      <style:text-properties style:font-name="Arial" style:font-name-complex="Arial1"/>
    </style:style>
    <style:style style:name="T2" style:family="text">
      <style:text-properties style:font-name="Arial" style:font-name-complex="Arial1" style:font-weight-complex="bold"/>
    </style:style>
    <style:style style:name="T3" style:family="text">
      <style:text-properties style:font-name="Arial" fo:font-size="18pt" fo:font-weight="bold" style:font-size-asian="18pt" style:font-weight-asian="bold" style:font-name-complex="Arial1" style:font-size-complex="18pt"/>
    </style:style>
    <style:style style:name="T4" style:family="text">
      <style:text-properties style:font-name="Arial" fo:font-size="16pt" style:font-size-asian="16pt" style:font-name-complex="Arial1" style:font-size-complex="16pt"/>
    </style:style>
    <style:style style:name="T5" style:family="text">
      <style:text-properties style:font-name="Arial" fo:font-size="16pt" fo:font-weight="bold" style:font-size-asian="16pt" style:font-weight-asian="bold" style:font-name-complex="Arial1" style:font-size-complex="16pt"/>
    </style:style>
    <style:style style:name="T6" style:family="text">
      <style:text-properties style:font-name="Arial" fo:font-weight="bold" style:font-weight-asian="bold" style:font-name-complex="Arial1"/>
    </style:style>
    <style:style style:name="T7" style:family="text">
      <style:text-properties style:font-name="Arial" fo:font-weight="bold" style:font-weight-asian="bold" style:font-name-complex="Arial1" style:font-weight-complex="bold"/>
    </style:style>
    <style:style style:name="T8" style:family="text">
      <style:text-properties style:font-name="Arial" fo:font-style="italic" style:font-style-asian="italic" style:font-name-complex="Arial1"/>
    </style:style>
    <style:style style:name="T9" style:family="text">
      <style:text-properties fo:color="#000000" style:font-name="Arial" style:font-name-complex="Arial1"/>
    </style:style>
    <style:style style:name="T10" style:family="text">
      <style:text-properties fo:color="#000000" style:font-name="Arial" style:font-name-complex="Arial1" style:font-weight-complex="bold"/>
    </style:style>
    <style:style style:name="T11" style:family="text">
      <style:text-properties style:font-name="Times New Roman" fo:font-weight="bold" style:font-weight-asian="bold" style:font-name-complex="Times New Roman1"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
      <text:p text:style-name="P2"/>
      <text:p text:style-name="P2"/>
      <text:p text:style-name="P7"><text:span text:style-name="T3">Lastenheft</text:span></text:p>
      <text:p text:style-name="P7"><text:span text:style-name="T4">Anbindung eines webbasierten Buchversands</text:span></text:p>
      <text:p text:style-name="P7"><text:span text:style-name="T4">für </text:span><text:span text:style-name="T5">Grüne Mitte</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T6">Chrimarodan<text:line-break/>support@cmrd.de</text:span><text:span text:style-name="T1"><text:line-break/>Thalbergstraße 13<text:line-break/>99086 Erfurt</text:span></text:p>
      <text:p text:style-name="P1"><text:span text:style-name="T1">Ansprechpartner :</text:span></text:p>
      <text:p text:style-name="P1"><text:span text:style-name="T1">Roland Peyerl, Christian Chatron &amp; Daniel Wandrowec</text:span></text:p>
      <text:p text:style-name="P3"/>
      <text:p text:style-name="P3"/>
      <text:p text:style-name="P3"/>
      <text:p text:style-name="P1"><text:soft-page-break/><text:span text:style-name="T1">Inhalt</text:span></text:p>
      <text:p text:style-name="P1"><text:span text:style-name="T1">1.<text:tab/>Zielbestimmung</text:span></text:p>
      <text:p text:style-name="P1"><text:span text:style-name="T1">2.<text:tab/>Produkteinsatz</text:span></text:p>
      <text:p text:style-name="P1"><text:span text:style-name="T1">3.<text:tab/>Produktübersicht</text:span></text:p>
      <text:p text:style-name="P1"><text:span text:style-name="T1">4.<text:tab/>Produktfunktion</text:span></text:p>
      <text:p text:style-name="P1"><text:span text:style-name="T1">5.<text:tab/>Produktdaten</text:span></text:p>
      <text:p text:style-name="P1"><text:span text:style-name="T1">6.<text:tab/>Produktleistungen</text:span></text:p>
      <text:p text:style-name="P1"><text:span text:style-name="T1">7.<text:tab/>Qualitätsanforderungen</text:span></text:p>
      <text:p text:style-name="P1"><text:span text:style-name="T1">8.<text:tab/>Ergänzungen</text:span></text:p>
      <text:p text:style-name="P1"><text:span text:style-name="T1">I.<text:tab/>Glossar</text:span></text:p>
      <text:p text:style-name="P3"/>
      <text:p text:style-name="P13"><text:span text:style-name="T6">Zielbestimmung</text:span></text:p>
      <text:p text:style-name="P8"><text:span text:style-name="T1">Die Software soll den webbasierten Vertrieb von Literatur, mit allen Zwischenschritten, ermöglichen. Weiterhin sollen die Kundendaten verwaltet und analysiert werden. <text:s/>Desweiteren soll sich der Altersdurchschnitt der Mitglieder bzw. Kunden mit Hilfe der Software senken. </text:span></text:p>
      <text:p text:style-name="P3"/>
      <text:p text:style-name="P1"><text:span text:style-name="T6">Produkteinsatz</text:span></text:p>
      <text:p text:style-name="P8"><text:span text:style-name="T1">Das Produkt dient dem Versand von eigenen Büchern, Landkarten, Reiseführern sowie externen Verlagen mit Schwerpunkt Thüringen. Zusätzlich soll die Verwaltung und Analyse der Mitgliederdaten vereinfacht <text:s/>werden. Die <text:s/>derzeitige Zielgruppe umfasst Personen um das 60 Lebensalter und soll nun durch die Internetpräsents auch jüngere Menschen einschließen. </text:span></text:p>
      <text:p text:style-name="P3"/>
      <text:p text:style-name="P13"><text:span text:style-name="T6">Produktübersicht</text:span></text:p>
      <text:p text:style-name="P1"><text:span text:style-name="T1"><text:tab/><text:tab/><text:tab/><text:tab/><text:tab/><text:tab/><text:tab/><text:tab/><text:tab/></text:span></text:p>
      <text:p text:style-name="P8"><text:span text:style-name="T6">Produktfunktionen</text:span><text:bookmark text:name="_GoBack"/></text:p>
      <text:p text:style-name="P15"><text:span text:style-name="T1">/LF10/ </text:span></text:p>
      <text:p text:style-name="P15"><text:span text:style-name="T7">Geschäftsprozess: </text:span><text:span text:style-name="T1">Mitglied möchte sich registrieren </text:span></text:p>
      <text:p text:style-name="P15"><text:span text:style-name="T7">Akteur: </text:span><text:span text:style-name="T1">Neukunde</text:span></text:p>
      <text:p text:style-name="P15"><text:span text:style-name="T7">Beschreibung:</text:span><text:span text:style-name="T11"> </text:span><text:span text:style-name="T1">Mitglied trägt seine Daten (zzgl. e-mail Adresse und persönliches Passwort) in die entsprechenden Formularfelder ein.</text:span></text:p>
      <text:p text:style-name="P15"><text:span text:style-name="T1">Diese stehen danach in Form eines Kontos / Profils bereit und der Kunde kann sich zukünftig anmelden und bestellen, ohne seine Daten neu eingeben zu müssen.</text:span></text:p>
      <text:p text:style-name="P16"/>
      <text:p text:style-name="P15"><text:span text:style-name="T1">LF11/</text:span></text:p>
      <text:p text:style-name="P15"><text:span text:style-name="T6">Geschäftsprozess:</text:span><text:span text:style-name="T1"> Mitglied loggt sich ein</text:span></text:p>
      <text:p text:style-name="P15"><text:span text:style-name="T6">Akteur:</text:span><text:span text:style-name="T1"> Mitglied</text:span></text:p>
      <text:p text:style-name="P15"><text:span text:style-name="T6">Beschreibung:</text:span><text:span text:style-name="T1"> Durch Eingabe der e-mail Adresse und eines Passwortes kann sich das registrierte Mitglied im Webshop einloggen und <text:s/>von Komfortfunktionen profitieren.</text:span></text:p>
      <text:p text:style-name="P17"/>
      <text:p text:style-name="P8"><text:span text:style-name="T1">/LF12/<text:tab/><text:tab/></text:span></text:p>
      <text:p text:style-name="P8"><text:span text:style-name="T7">Geschäftsprozess</text:span><text:span text:style-name="T6">:</text:span><text:span text:style-name="T1"> Profilanpassung</text:span></text:p>
      <text:p text:style-name="P8"><text:span text:style-name="T7">Akteur:</text:span><text:span text:style-name="T2"> Mitglied</text:span></text:p>
      <text:p text:style-name="P8"><text:span text:style-name="T7">Beschreibung:</text:span><text:span text:style-name="T2"> Nach einloggen im Kundenbereich kann der Kunde seine Daten verändern.</text:span></text:p>
      <text:p text:style-name="P4"/>
      <text:p text:style-name="P8"><text:span text:style-name="T2">/LF13/</text:span></text:p>
      <text:p text:style-name="P8"><text:span text:style-name="T7">Geschäftsprozess:</text:span><text:span text:style-name="T2"> Konto löschen</text:span></text:p>
      <text:p text:style-name="P8"><text:span text:style-name="T7">Akteur:</text:span><text:span text:style-name="T2"> Mitglied oder Geschäftsführer</text:span></text:p>
      <text:p text:style-name="P8"><text:span text:style-name="T7">Beschreibung:</text:span><text:span text:style-name="T2"> Jedes Mitglied kann sein Kundenkonto löschen, insofern keine offenen Bestellungen vorhanden sind.</text:span></text:p>
      <text:p text:style-name="P8"><text:span text:style-name="T2">Der Geschäftsführer ist berechtigt, jederzeit Kundenkonten zu löschen. <text:s/></text:span></text:p>
      <text:p text:style-name="P4"/>
      <text:p text:style-name="P5"/>
      <text:p text:style-name="P14"><text:span text:style-name="T1">/LF20/<text:tab/><text:tab/></text:span></text:p>
      <text:p text:style-name="P8"><text:span text:style-name="T7">Geschäftsprozess</text:span><text:span text:style-name="T6">:</text:span><text:span text:style-name="T1"> Einkauf</text:span></text:p>
      <text:p text:style-name="P8"><text:span text:style-name="T7">Akteur:</text:span><text:span text:style-name="T2"> Mitglied</text:span></text:p>
      <text:p text:style-name="P8"><text:span text:style-name="T7">Beschreibung:</text:span><text:span text:style-name="T2"> Mitglied kann angezeigten Artikel in auswählbarer Menge in den Warenkorb legen. Dessen Inhalt wird bis zur Bestellabgabe gespeichert.</text:span></text:p>
      <text:p text:style-name="P4"/>
      <text:p text:style-name="P8"><text:span text:style-name="T1">/LF21/<text:tab/><text:tab/></text:span></text:p>
      <text:p text:style-name="P8"><text:span text:style-name="T7">Geschäftsprozess</text:span><text:span text:style-name="T6">:</text:span><text:span text:style-name="T1"> Bestellabwicklung</text:span></text:p>
      <text:p text:style-name="P8"><text:span text:style-name="T7">Akteur:</text:span><text:span text:style-name="T2"> Mitglied</text:span></text:p>
      <text:p text:style-name="P8"><text:span text:style-name="T7">Beschreibung:</text:span><text:span text:style-name="T2"> Mitglied möchte Warenkorb bestellen. Es kann ausgewählt werden ob zur gespeicherten Adresse geliefert werden soll oder an eine abweichende.</text:span></text:p>
      <text:p text:style-name="P8"><text:span text:style-name="T2">Bezahlart kann ausgewählt werden. Rechnungsadresse kann ausgewählt / eingegeben werden.</text:span></text:p>
      <text:p text:style-name="P8"><text:span text:style-name="T2">Eine letzte Übersicht mit den bestellten Artikeln, Versandadresse, Rechnungsadresse, Bezahlart und Aufschlüsselung der Kosten wird angezeigt, nach Bestätigung dieser ist die Bestellung verbindlich.</text:span></text:p>
      <text:p text:style-name="P8"><text:span text:style-name="T2">Diese Übersicht ist der Auftrag für den Versand und wird im Posteingang des Geschäftsführers vermerkt.</text:span></text:p>
      <text:p text:style-name="P4"/>
      <text:p text:style-name="P4"/>
      <text:p text:style-name="P14"><text:span text:style-name="T2">/LF30/</text:span></text:p>
      <text:p text:style-name="P8"><text:span text:style-name="T7">Geschäftsprozess</text:span><text:span text:style-name="T6">:</text:span><text:span text:style-name="T1"> </text:span><text:span text:style-name="T2">Versand</text:span></text:p>
      <text:p text:style-name="P8"><text:span text:style-name="T7">Akteur:</text:span><text:span text:style-name="T2"> Geschäftsführer</text:span></text:p>
      <text:p text:style-name="P8"><text:span text:style-name="T7">Beschreibung: </text:span><text:span text:style-name="T2">Im Posteingang werden alle eingegangenen Bestellungen angezeigt.</text:span></text:p>
      <text:p text:style-name="P8"><text:span text:style-name="T2">Diese dienen dem Geschäftsführer als Übersicht zur weiteren Bearbeitung.</text:span></text:p>
      <text:p text:style-name="P4"/>
      <text:p text:style-name="P8"><text:span text:style-name="T2">/LF31/</text:span></text:p>
      <text:p text:style-name="P8"><text:span text:style-name="T7">Geschäftsprozess:</text:span><text:span text:style-name="T2"> Artikel aufnehmen</text:span></text:p>
      <text:p text:style-name="P8"><text:span text:style-name="T7">Akteur:</text:span><text:span text:style-name="T2"> Geschäftsführer</text:span></text:p>
      <text:p text:style-name="P8"><text:span text:style-name="T7">Beschreibung:</text:span><text:span text:style-name="T2"> Über eine vorbereitete Maske können alle relevanten Daten zu einem Artikel aufgenommen werden. Zusätzliche können Bilder ergänzt und ein Galeriebild ausgewählt werden. <text:s/></text:span></text:p>
      <text:p text:style-name="P4"/>
      <text:p text:style-name="P8"><text:span text:style-name="T2">/LF32/</text:span></text:p>
      <text:p text:style-name="P8"><text:span text:style-name="T7">Geschäftsprozess:</text:span><text:span text:style-name="T2"> Analyse</text:span></text:p>
      <text:p text:style-name="P8"><text:span text:style-name="T7">Akteur:</text:span><text:span text:style-name="T2"> Geschäftsführer</text:span></text:p>
      <text:p text:style-name="P8"><text:span text:style-name="T7">Beschreibung:</text:span><text:span text:style-name="T2"> Der Geschäftsführer kann über kombinierte Abfragen der strukturieren Datenbestände Übersichten erstellen und Auswerten.</text:span></text:p>
      <text:p text:style-name="P8"><text:span text:style-name="T2">Beispiel: <text:tab/>Eingabe: <text:tab/>„Welche Kunden kauften im Zeitraum von … bis … Artikel x ?“</text:span></text:p>
      <text:p text:style-name="P18"><text:span text:style-name="T2">Ausgabe:<text:tab/>Kundendaten die den Artikel x im angegeben Zeitraum bestellt haben.</text:span></text:p>
      <text:p text:style-name="P4"/>
      <text:p text:style-name="P4"/>
      <text:p text:style-name="P14"><text:span text:style-name="T2">/LF40/</text:span></text:p>
      <text:p text:style-name="P8"><text:span text:style-name="T7">Geschäftsprozess:</text:span><text:span text:style-name="T2"> Archivierung</text:span></text:p>
      <text:p text:style-name="P8"><text:span text:style-name="T7">Akteur:</text:span><text:span text:style-name="T2"> -</text:span></text:p>
      <text:p text:style-name="P8"><text:span text:style-name="T7">Beschreibung:</text:span><text:span text:style-name="T2"> Alle über Webformulare eingegebenen Daten inkl. Bestellungen werden automatisch in der Datenbank erfasst und strukturiert archiviert. </text:span></text:p>
      <text:p text:style-name="P9"/>
      <text:p text:style-name="P9"/>
      <text:p text:style-name="P9"/>
      <text:p text:style-name="P5"/>
      <text:p text:style-name="P8"><text:span text:style-name="T1">.</text:span></text:p>
      <text:p text:style-name="P8"><text:span text:style-name="T1">.</text:span></text:p>
      <text:p text:style-name="P8"><text:span text:style-name="T1">.</text:span></text:p>
      <text:p text:style-name="P5"/>
      <text:p text:style-name="P6"/>
      <text:p text:style-name="P13"><text:span text:style-name="T6">Produktdaten</text:span></text:p>
      <text:p text:style-name="P1"><text:span text:style-name="T1">/LD10/<text:tab/><text:tab/>Kundendaten (Name, Vorname, Adresse, Fax, Interessen, Telefon, Email) (max. 1000)</text:span></text:p>
      <text:p text:style-name="P19"><text:span text:style-name="T1">/LD20/<text:tab/>Bestandsdaten (ISBN, Titel, Autor, Verlag, Erscheinungsjahr, Auflage, Klappentext)</text:span></text:p>
      <text:p text:style-name="P20"><text:span text:style-name="T1">/LD30/<text:tab/>Preisentwicklung (Datum, Preis mit Mehrwertsteuer, Liefergebühr)</text:span></text:p>
      <text:p text:style-name="P1"><text:span text:style-name="T1"><text:tab/></text:span></text:p>
      <text:p text:style-name="P1"><text:span text:style-name="T6">Produktleistung</text:span></text:p>
      <text:p text:style-name="P1"><text:span text:style-name="T1">/LL10/<text:tab/><text:tab/>Datensicherheit (unberechtigten Zugriff verhindern)</text:span></text:p>
      <text:p text:style-name="P1"><text:span text:style-name="T1">/LL20/<text:tab/><text:tab/>Verfügbarkeit des Webservers/Website</text:span></text:p>
      <text:p text:style-name="P1"><text:span text:style-name="T1">/LF30/<text:tab/><text:tab/>Aktualität der Website/Daten</text:span></text:p>
      <text:p text:style-name="P3"/>
      <text:p text:style-name="P1"><text:span text:style-name="T6">Qualitätsanbindung</text:span></text:p>
      <text:p text:style-name="P11"><text:span text:style-name="T1">Stufe 1= sehr wichtig ... Stufe 5=unwichtig<text:line-break/><text:line-break/></text:span><text:span text:style-name="T8">Kriterium</text:span></text:p>
      <text:p text:style-name="P12"><text:span text:style-name="T1">Erweiterbarkeit<text:tab/><text:tab/><text:tab/>–<text:tab/><text:tab/><text:tab/>Backups<text:tab/><text:tab/><text:tab/>2-3</text:span></text:p>
      <text:p text:style-name="P12"><text:span text:style-name="T1">Portierbarkeit<text:tab/><text:tab/><text:tab/>4<text:tab/><text:tab/><text:tab/>Effizienz<text:tab/><text:tab/><text:tab/>2-3</text:span></text:p>
      <text:p text:style-name="P10"><text:span text:style-name="T1">Menge erwarteter Kunden<text:tab/><text:tab/>2<text:tab/><text:tab/><text:tab/>Benutzbarkeit<text:tab/><text:tab/>1 (mit Schulung)</text:span></text:p>
      <text:p text:style-name="P10"><text:span text:style-name="T1">Datenschutz<text:tab/><text:tab/><text:tab/>1<text:tab/><text:tab/><text:tab/>Änderbarkeit<text:tab/><text:tab/>2-3</text:span></text:p>
      <text:p text:style-name="P10"><text:span text:style-name="T1">Zuverlässigkeit<text:tab/><text:tab/><text:tab/>1<text:tab/><text:tab/><text:tab/>Funktionalität<text:tab/><text:tab/>2</text:span></text:p>
      <text:p text:style-name="P10"><text:span text:style-name="T1"/></text:p>
      <text:p text:style-name="P1"><text:span text:style-name="T6">Ergänzungen</text:span></text:p>
      <text:p text:style-name="P8"><text:span text:style-name="T1">Weiterhin wird ein Logo für die Firma erstellt. Im Zuge der Internetpräsenz sollen weitere Bücher aus den anliegenden Bundesländern mit in den Bestand aufgenommen werden um die Kundenzahl zu erhöhen. Auf einen eigenen Server soll eine Datenbank sowie ein Webserver installiert werden, auf dem die Website eingerichtet wird.</text:span></text:p>
      <text:p text:style-name="P3"/>
      <text:p text:style-name="P6"/>
      <text:p text:style-name="P13"><text:span text:style-name="T6">Glossar</text:span></text:p>
      <text:p text:style-name="P1"><text:span text:style-name="T1">Website</text:span></text:p>
      <text:p text:style-name="P1"><text:span text:style-name="T1">(Web)Server</text:span></text:p>
      <text:p text:style-name="P1"><text:span text:style-name="T1">Datenbank</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DejaVu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Document_20_Map" style:display-name="Document Map"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Dokumentstruktur_20_Zchn" style:display-name="Dokumentstruktur Zchn"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1.251cm" fo:margin-bottom="0.751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97cm" fo:margin-left="0cm" fo:margin-right="0cm" fo:margin-top="0.399cm" style:dynamic-spacing="true"/>
      </style:footer-style>
    </style:page-layout>
  </office:automatic-styles>
  <office:master-styles>
    <style:master-page style:name="Standard" style:page-layout-name="Mpm1">
      <style:header>
        <text:p text:style-name="MP1">Anbindung eines webbasierten Buchversands</text:p>
      </style:header>
      <style:header-left>
        <text:p text:style-name="Header"/>
      </style:header-left>
      <style:footer>
        <text:p text:style-name="Footer">Chrimarodan</text:p>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25</meta:editing-cycles>
    <meta:creation-date>2010-10-26T08:17:00</meta:creation-date>
    <dc:date>2012-06-20T10:37:23</dc:date>
    <meta:editing-duration>P0D</meta:editing-duration>
    <meta:generator>LibreOffice/3.5$Linux_X86_64 LibreOffice_project/350m1$Build-2</meta:generator>
    <meta:document-statistic meta:table-count="0" meta:image-count="0" meta:object-count="0" meta:page-count="9" meta:paragraph-count="98" meta:word-count="599" meta:character-count="4929" meta:non-whitespace-character-count="4364"/>
    <meta:user-defined meta:name="AppVersion">12.0000</meta:user-defined>
    <meta:user-defined meta:name="Company">FH Erfur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